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fo:background-color="#EEEEEE"/>
    </style:style>
    <style:style style:name="ce18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99FF66"/>
    </style:style>
    <style:style style:name="ce20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ext-properties fo:font-style="italic" style:font-style-asian="italic" style:font-style-complex="italic"/>
    </style:style>
    <style:style style:name="ce22" style:family="table-cell" style:parent-style-name="Default" style:data-style-name="N0">
      <style:table-cell-properties fo:border="thin solid #000000" fo:background-color="#FFFF99"/>
    </style:style>
    <style:style style:name="ce2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4" style:family="table-cell" style:parent-style-name="Default" style:data-style-name="N1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ext-properties fo:font-size="20pt" style:font-size-asian="20pt" style:font-size-complex="20pt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14">
      <style:table-cell-properties fo:border="thin solid #000000" style:vertical-align="automatic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  <style:map style:condition="of:cell-content()&gt;0" style:apply-style-name="cf2"/>
      <style:map style:condition="of:cell-content()&lt;0" style:apply-style-name="cf1"/>
    </style:style>
    <style:style style:name="ce34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  <style:map style:condition="of:cell-content()&gt;0" style:apply-style-name="cf2"/>
      <style:map style:condition="of:cell-content()&lt;0" style:apply-style-name="cf1"/>
    </style:style>
    <style:style style:name="ce35" style:family="table-cell" style:parent-style-name="Default" style:data-style-name="N0">
      <style:table-cell-properties fo:border="thin solid #000000" fo:background-color="#FFFF99"/>
      <style:map style:condition="of:cell-content()&gt;0" style:apply-style-name="cf2"/>
      <style:map style:condition="of:cell-content()&lt;0" style:apply-style-name="cf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787_Marius_rot" table:style-name="ta1">
        <table:table-column table:style-name="co1" table:number-columns-repeated="4" table:default-cell-style-name="ce1"/>
        <table:table-column table:style-name="co2" table:number-columns-repeated="1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55" table:default-cell-style-name="ce1"/>
        <table:table-row table:style-name="ro1">
          <table:table-cell office:value-type="string" table:number-columns-spanned="3" table:number-rows-spanned="1" table:style-name="ce27">
            <text:p>Pretest: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6000" table:style-name="ce2">
            <text:p>600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mit</text:p>
          </table:table-cell>
          <table:table-cell office:value-type="string" table:number-columns-spanned="2" table:number-rows-spanned="1" table:style-name="ce28">
            <text:p>Clay Paky K-Eye K20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office:value-type="float" office:value="787" table:style-name="ce12">
            <text:p>787</text:p>
          </table:table-cell>
          <table:table-cell table:number-columns-repeated="4" table:style-name="ce13"/>
          <table:table-cell table:number-columns-repeated="2" table:style-name="ce14"/>
          <table:table-cell table:number-columns-repeated="16355"/>
        </table:table-row>
        <table:table-row table:style-name="ro2">
          <table:table-cell office:value-type="string" table:style-name="ce15">
            <text:p>Anpassung</text:p>
          </table:table-cell>
          <table:table-cell office:value-type="string" table:number-columns-spanned="2" table:number-rows-spanned="1" table:style-name="ce29">
            <text:p>Werte mit 100 all</text:p>
          </table:table-cell>
          <table:covered-table-cell/>
          <table:table-cell office:value-type="float" office:value="1" table:style-name="ce16">
            <text:p>1</text:p>
          </table:table-cell>
          <table:table-cell office:value-type="float" office:value="100" table:style-name="ce16">
            <text:p>100</text:p>
          </table:table-cell>
          <table:table-cell office:value-type="float" office:value="50.2" table:style-name="ce16">
            <text:p>50,2</text:p>
          </table:table-cell>
          <table:table-cell office:value-type="float" office:value="3015" table:style-name="ce17">
            <text:p>3015</text:p>
          </table:table-cell>
          <table:table-cell office:value-type="float" office:value="7864" table:style-name="ce17">
            <text:p>7864</text:p>
          </table:table-cell>
          <table:table-cell office:value-type="float" office:value="-0.02" table:style-name="ce17">
            <text:p>-0,02</text:p>
          </table:table-cell>
          <table:table-cell office:value-type="float" office:value="75" table:style-name="ce17">
            <text:p>75</text:p>
          </table:table-cell>
          <table:table-cell office:value-type="float" office:value="84" table:style-name="ce17">
            <text:p>84</text:p>
          </table:table-cell>
          <table:table-cell office:value-type="float" office:value="95" table:style-name="ce5">
            <text:p>95</text:p>
          </table:table-cell>
          <table:table-cell office:value-type="float" office:value="85" table:style-name="ce17">
            <text:p>85</text:p>
          </table:table-cell>
          <table:table-cell office:value-type="float" office:value="109" table:style-name="ce17">
            <text:p>109</text:p>
          </table:table-cell>
          <table:table-cell office:value-type="float" office:value="0.21190000000000001" table:style-name="ce17">
            <text:p>0,2119</text:p>
          </table:table-cell>
          <table:table-cell office:value-type="float" office:value="0.43809999999999999" table:style-name="ce17">
            <text:p>0,4381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8">
            <text:p>0</text:p>
          </table:table-cell>
          <table:table-cell table:number-columns-repeated="4" table:style-name="ce13"/>
          <table:table-cell table:number-columns-repeated="2" table:style-name="ce14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beste Werte ohne rot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100" table:style-name="ce19">
            <text:p>100</text:p>
          </table:table-cell>
          <table:table-cell office:value-type="float" office:value="100" table:style-name="ce19">
            <text:p>100</text:p>
          </table:table-cell>
          <table:table-cell office:value-type="float" office:value="540" table:style-name="ce19">
            <text:p>540</text:p>
          </table:table-cell>
          <table:table-cell office:value-type="float" office:value="6015" table:style-name="ce19">
            <text:p>6015</text:p>
          </table:table-cell>
          <table:table-cell office:value-type="float" office:value="0" table:style-name="ce19">
            <text:p>0</text:p>
          </table:table-cell>
          <table:table-cell office:value-type="float" office:value="96" table:style-name="ce19">
            <text:p>96</text:p>
          </table:table-cell>
          <table:table-cell office:value-type="float" office:value="96" table:style-name="ce19">
            <text:p>96</text:p>
          </table:table-cell>
          <table:table-cell office:value-type="float" office:value="98" table:style-name="ce19">
            <text:p>98</text:p>
          </table:table-cell>
          <table:table-cell office:value-type="float" office:value="94" table:style-name="ce19">
            <text:p>94</text:p>
          </table:table-cell>
          <table:table-cell office:value-type="float" office:value="101" table:style-name="ce19">
            <text:p>101</text:p>
          </table:table-cell>
          <table:table-cell office:value-type="float" office:value="0.20319999999999999" table:style-name="ce19">
            <text:p>0,2032</text:p>
          </table:table-cell>
          <table:table-cell office:value-type="float" office:value="0.47099999999999997" table:style-name="ce19">
            <text:p>0,471</text:p>
          </table:table-cell>
          <table:table-cell office:value-type="float" office:value="70.5" table:style-name="ce19">
            <text:p>70,5</text:p>
          </table:table-cell>
          <table:table-cell office:value-type="float" office:value="100" table:style-name="ce19">
            <text:p>100</text:p>
          </table:table-cell>
          <table:table-cell office:value-type="float" office:value="66" table:style-name="ce19">
            <text:p>66</text:p>
          </table:table-cell>
          <table:table-cell office:value-type="float" office:value="90" table:style-name="ce19">
            <text:p>90</text:p>
          </table:table-cell>
          <table:table-cell office:value-type="float" office:value="100" table:style-name="ce19">
            <text:p>100</text:p>
          </table:table-cell>
          <table:table-cell office:value-type="float" office:value="100" table:style-name="ce19">
            <text:p>100</text:p>
          </table:table-cell>
          <table:table-cell table:style-name="ce20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10% Red Tail 787</text:p>
          </table:table-cell>
          <table:covered-table-cell/>
          <table:table-cell office:value-type="float" office:value="3" table:style-name="ce16">
            <text:p>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41" table:style-name="ce17">
            <text:p>541</text:p>
          </table:table-cell>
          <table:table-cell office:value-type="float" office:value="6013" table:style-name="ce17">
            <text:p>6013</text:p>
          </table:table-cell>
          <table:table-cell office:value-type="float" office:value="0" table:style-name="ce17">
            <text:p>0</text:p>
          </table:table-cell>
          <table:table-cell office:value-type="float" office:value="96" table:style-name="ce17">
            <text:p>96</text:p>
          </table:table-cell>
          <table:table-cell office:value-type="float" office:value="96" table:style-name="ce17">
            <text:p>96</text:p>
          </table:table-cell>
          <table:table-cell office:value-type="float" office:value="98" table:style-name="ce22">
            <text:p>98</text:p>
          </table:table-cell>
          <table:table-cell office:value-type="float" office:value="94" table:style-name="ce17">
            <text:p>94</text:p>
          </table:table-cell>
          <table:table-cell office:value-type="float" office:value="101" table:style-name="ce17">
            <text:p>101</text:p>
          </table:table-cell>
          <table:table-cell office:value-type="float" office:value="0.20330000000000001" table:style-name="ce17">
            <text:p>0,2033</text:p>
          </table:table-cell>
          <table:table-cell office:value-type="float" office:value="0.47099999999999997" table:style-name="ce17">
            <text:p>0,471</text:p>
          </table:table-cell>
          <table:table-cell office:value-type="float" office:value="70.5" table:style-name="ce17">
            <text:p>70,5</text:p>
          </table:table-cell>
          <table:table-cell office:value-type="float" office:value="100" table:style-name="ce17">
            <text:p>100</text:p>
          </table:table-cell>
          <table:table-cell office:value-type="float" office:value="66" table:style-name="ce17">
            <text:p>66</text:p>
          </table:table-cell>
          <table:table-cell office:value-type="float" office:value="90" table:style-name="ce17">
            <text:p>9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10" table:style-name="ce23">
            <text:p>1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20% Red Tail 787</text:p>
          </table:table-cell>
          <table:covered-table-cell/>
          <table:table-cell office:value-type="float" office:value="4" table:style-name="ce16">
            <text:p>4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32" table:style-name="ce17">
            <text:p>532</text:p>
          </table:table-cell>
          <table:table-cell office:value-type="float" office:value="6016" table:style-name="ce17">
            <text:p>6016</text:p>
          </table:table-cell>
          <table:table-cell office:value-type="float" office:value="0" table:style-name="ce17">
            <text:p>0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4" table:style-name="ce17">
            <text:p>104</text:p>
          </table:table-cell>
          <table:table-cell office:value-type="float" office:value="0.20280000000000001" table:style-name="ce17">
            <text:p>0,2028</text:p>
          </table:table-cell>
          <table:table-cell office:value-type="float" office:value="0.47149999999999997" table:style-name="ce17">
            <text:p>0,4715</text:p>
          </table:table-cell>
          <table:table-cell office:value-type="float" office:value="73.5" table:style-name="ce17">
            <text:p>73,5</text:p>
          </table:table-cell>
          <table:table-cell office:value-type="float" office:value="99" table:style-name="ce17">
            <text:p>99</text:p>
          </table:table-cell>
          <table:table-cell office:value-type="float" office:value="64.650000000000006" table:style-name="ce17">
            <text:p>64,65</text:p>
          </table:table-cell>
          <table:table-cell office:value-type="float" office:value="86" table:style-name="ce17">
            <text:p>8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20" table:style-name="ce23">
            <text:p>2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30% Red Tail 787</text:p>
          </table:table-cell>
          <table:covered-table-cell/>
          <table:table-cell office:value-type="float" office:value="5" table:style-name="ce16">
            <text:p>5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28" table:style-name="ce17">
            <text:p>528</text:p>
          </table:table-cell>
          <table:table-cell office:value-type="float" office:value="6010" table:style-name="ce17">
            <text:p>6010</text:p>
          </table:table-cell>
          <table:table-cell office:value-type="float" office:value="0" table:style-name="ce17">
            <text:p>0</text:p>
          </table:table-cell>
          <table:table-cell office:value-type="float" office:value="94" table:style-name="ce17">
            <text:p>94</text:p>
          </table:table-cell>
          <table:table-cell office:value-type="float" office:value="95" table:style-name="ce17">
            <text:p>95</text:p>
          </table:table-cell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2" table:style-name="ce17">
            <text:p>102</text:p>
          </table:table-cell>
          <table:table-cell office:value-type="float" office:value="0.2029" table:style-name="ce17">
            <text:p>0,2029</text:p>
          </table:table-cell>
          <table:table-cell office:value-type="float" office:value="0.47149999999999997" table:style-name="ce17">
            <text:p>0,4715</text:p>
          </table:table-cell>
          <table:table-cell office:value-type="float" office:value="75.5" table:style-name="ce17">
            <text:p>75,5</text:p>
          </table:table-cell>
          <table:table-cell office:value-type="float" office:value="99" table:style-name="ce17">
            <text:p>99</text:p>
          </table:table-cell>
          <table:table-cell office:value-type="float" office:value="64.099999999999994" table:style-name="ce17">
            <text:p>64,1</text:p>
          </table:table-cell>
          <table:table-cell office:value-type="float" office:value="83" table:style-name="ce17">
            <text:p>8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30" table:style-name="ce23">
            <text:p>3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40% Red Tail 787</text:p>
          </table:table-cell>
          <table:covered-table-cell/>
          <table:table-cell office:value-type="float" office:value="6" table:style-name="ce16">
            <text:p>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25" table:style-name="ce17">
            <text:p>525</text:p>
          </table:table-cell>
          <table:table-cell office:value-type="float" office:value="6018" table:style-name="ce17">
            <text:p>6018</text:p>
          </table:table-cell>
          <table:table-cell office:value-type="float" office:value="0" table:style-name="ce17">
            <text:p>0</text:p>
          </table:table-cell>
          <table:table-cell office:value-type="float" office:value="92" table:style-name="ce17">
            <text:p>92</text:p>
          </table:table-cell>
          <table:table-cell office:value-type="float" office:value="95" table:style-name="ce17">
            <text:p>95</text:p>
          </table:table-cell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3" table:style-name="ce17">
            <text:p>103</text:p>
          </table:table-cell>
          <table:table-cell office:value-type="float" office:value="0.2034" table:style-name="ce17">
            <text:p>0,2034</text:p>
          </table:table-cell>
          <table:table-cell office:value-type="float" office:value="0.47070000000000001" table:style-name="ce17">
            <text:p>0,4707</text:p>
          </table:table-cell>
          <table:table-cell office:value-type="float" office:value="79" table:style-name="ce17">
            <text:p>79</text:p>
          </table:table-cell>
          <table:table-cell office:value-type="float" office:value="99" table:style-name="ce17">
            <text:p>99</text:p>
          </table:table-cell>
          <table:table-cell office:value-type="float" office:value="64.45" table:style-name="ce17">
            <text:p>64,45</text:p>
          </table:table-cell>
          <table:table-cell office:value-type="float" office:value="80" table:style-name="ce17">
            <text:p>8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40" table:style-name="ce23">
            <text:p>4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50% Red Tail 787</text:p>
          </table:table-cell>
          <table:covered-table-cell/>
          <table:table-cell office:value-type="float" office:value="7" table:style-name="ce16">
            <text:p>7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20" table:style-name="ce17">
            <text:p>520</text:p>
          </table:table-cell>
          <table:table-cell office:value-type="float" office:value="6016" table:style-name="ce17">
            <text:p>6016</text:p>
          </table:table-cell>
          <table:table-cell office:value-type="float" office:value="0" table:style-name="ce17">
            <text:p>0</text:p>
          </table:table-cell>
          <table:table-cell office:value-type="float" office:value="91" table:style-name="ce17">
            <text:p>91</text:p>
          </table:table-cell>
          <table:table-cell office:value-type="float" office:value="94" table:style-name="ce17">
            <text:p>94</text:p>
          </table:table-cell>
          <table:table-cell office:value-type="float" office:value="98" table:style-name="ce22">
            <text:p>98</text:p>
          </table:table-cell>
          <table:table-cell office:value-type="float" office:value="93" table:style-name="ce17">
            <text:p>93</text:p>
          </table:table-cell>
          <table:table-cell office:value-type="float" office:value="103" table:style-name="ce17">
            <text:p>103</text:p>
          </table:table-cell>
          <table:table-cell office:value-type="float" office:value="0.2031" table:style-name="ce17">
            <text:p>0,2031</text:p>
          </table:table-cell>
          <table:table-cell office:value-type="float" office:value="0.47120000000000001" table:style-name="ce17">
            <text:p>0,4712</text:p>
          </table:table-cell>
          <table:table-cell office:value-type="float" office:value="80" table:style-name="ce17">
            <text:p>80</text:p>
          </table:table-cell>
          <table:table-cell office:value-type="float" office:value="99" table:style-name="ce17">
            <text:p>99</text:p>
          </table:table-cell>
          <table:table-cell office:value-type="float" office:value="63.4" table:style-name="ce17">
            <text:p>63,4</text:p>
          </table:table-cell>
          <table:table-cell office:value-type="float" office:value="76" table:style-name="ce17">
            <text:p>7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0" table:style-name="ce23">
            <text:p>5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60% Red Tail 787</text:p>
          </table:table-cell>
          <table:covered-table-cell/>
          <table:table-cell office:value-type="float" office:value="8" table:style-name="ce16">
            <text:p>8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8" table:style-name="ce17">
            <text:p>518</text:p>
          </table:table-cell>
          <table:table-cell office:value-type="float" office:value="6015" table:style-name="ce17">
            <text:p>6015</text:p>
          </table:table-cell>
          <table:table-cell office:value-type="float" office:value="0" table:style-name="ce17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94" table:style-name="ce17">
            <text:p>94</text:p>
          </table:table-cell>
          <table:table-cell office:value-type="float" office:value="97" table:style-name="ce22">
            <text:p>97</text:p>
          </table:table-cell>
          <table:table-cell office:value-type="float" office:value="93" table:style-name="ce17">
            <text:p>93</text:p>
          </table:table-cell>
          <table:table-cell office:value-type="float" office:value="103" table:style-name="ce17">
            <text:p>103</text:p>
          </table:table-cell>
          <table:table-cell office:value-type="float" office:value="0.20319999999999999" table:style-name="ce17">
            <text:p>0,2032</text:p>
          </table:table-cell>
          <table:table-cell office:value-type="float" office:value="0.47110000000000002" table:style-name="ce17">
            <text:p>0,4711</text:p>
          </table:table-cell>
          <table:table-cell office:value-type="float" office:value="80" table:style-name="ce17">
            <text:p>80</text:p>
          </table:table-cell>
          <table:table-cell office:value-type="float" office:value="99" table:style-name="ce17">
            <text:p>99</text:p>
          </table:table-cell>
          <table:table-cell office:value-type="float" office:value="63.15" table:style-name="ce17">
            <text:p>63,15</text:p>
          </table:table-cell>
          <table:table-cell office:value-type="float" office:value="74" table:style-name="ce17">
            <text:p>74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60" table:style-name="ce23">
            <text:p>6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70% Red Tail 787</text:p>
          </table:table-cell>
          <table:covered-table-cell/>
          <table:table-cell office:value-type="float" office:value="9" table:style-name="ce16">
            <text:p>9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6" table:style-name="ce17">
            <text:p>516</text:p>
          </table:table-cell>
          <table:table-cell office:value-type="float" office:value="6010" table:style-name="ce17">
            <text:p>6010</text:p>
          </table:table-cell>
          <table:table-cell office:value-type="float" office:value="0" table:style-name="ce17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22">
            <text:p>96</text:p>
          </table:table-cell>
          <table:table-cell office:value-type="float" office:value="92" table:style-name="ce17">
            <text:p>92</text:p>
          </table:table-cell>
          <table:table-cell office:value-type="float" office:value="103" table:style-name="ce17">
            <text:p>103</text:p>
          </table:table-cell>
          <table:table-cell office:value-type="float" office:value="0.2029" table:style-name="ce17">
            <text:p>0,2029</text:p>
          </table:table-cell>
          <table:table-cell office:value-type="float" office:value="0.47149999999999997" table:style-name="ce17">
            <text:p>0,4715</text:p>
          </table:table-cell>
          <table:table-cell office:value-type="float" office:value="85.5" table:style-name="ce17">
            <text:p>85,5</text:p>
          </table:table-cell>
          <table:table-cell office:value-type="float" office:value="99" table:style-name="ce17">
            <text:p>99</text:p>
          </table:table-cell>
          <table:table-cell office:value-type="float" office:value="62.4" table:style-name="ce17">
            <text:p>62,4</text:p>
          </table:table-cell>
          <table:table-cell office:value-type="float" office:value="72" table:style-name="ce17">
            <text:p>72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70" table:style-name="ce23">
            <text:p>7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80% Red Tail 787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6" table:style-name="ce17">
            <text:p>516</text:p>
          </table:table-cell>
          <table:table-cell office:value-type="float" office:value="6016" table:style-name="ce17">
            <text:p>6016</text:p>
          </table:table-cell>
          <table:table-cell office:value-type="float" office:value="0" table:style-name="ce17">
            <text:p>0</text:p>
          </table:table-cell>
          <table:table-cell office:value-type="float" office:value="89" table:style-name="ce17">
            <text:p>89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22">
            <text:p>96</text:p>
          </table:table-cell>
          <table:table-cell office:value-type="float" office:value="92" table:style-name="ce17">
            <text:p>92</text:p>
          </table:table-cell>
          <table:table-cell office:value-type="float" office:value="103" table:style-name="ce17">
            <text:p>103</text:p>
          </table:table-cell>
          <table:table-cell office:value-type="float" office:value="0.20319999999999999" table:style-name="ce17">
            <text:p>0,2032</text:p>
          </table:table-cell>
          <table:table-cell office:value-type="float" office:value="0.47110000000000002" table:style-name="ce17">
            <text:p>0,4711</text:p>
          </table:table-cell>
          <table:table-cell office:value-type="float" office:value="81.5" table:style-name="ce17">
            <text:p>81,5</text:p>
          </table:table-cell>
          <table:table-cell office:value-type="float" office:value="99" table:style-name="ce17">
            <text:p>99</text:p>
          </table:table-cell>
          <table:table-cell office:value-type="float" office:value="62.85" table:style-name="ce17">
            <text:p>62,85</text:p>
          </table:table-cell>
          <table:table-cell office:value-type="float" office:value="72" table:style-name="ce17">
            <text:p>72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80" table:style-name="ce23">
            <text:p>8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90% Red Tail 787</text:p>
          </table:table-cell>
          <table:covered-table-cell/>
          <table:table-cell office:value-type="float" office:value="11" table:style-name="ce16">
            <text:p>11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6" table:style-name="ce17">
            <text:p>516</text:p>
          </table:table-cell>
          <table:table-cell office:value-type="float" office:value="6011" table:style-name="ce17">
            <text:p>6011</text:p>
          </table:table-cell>
          <table:table-cell office:value-type="float" office:value="0" table:style-name="ce17">
            <text:p>0</text:p>
          </table:table-cell>
          <table:table-cell office:value-type="float" office:value="89" table:style-name="ce17">
            <text:p>89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22">
            <text:p>96</text:p>
          </table:table-cell>
          <table:table-cell office:value-type="float" office:value="92" table:style-name="ce17">
            <text:p>92</text:p>
          </table:table-cell>
          <table:table-cell office:value-type="float" office:value="103" table:style-name="ce17">
            <text:p>103</text:p>
          </table:table-cell>
          <table:table-cell office:value-type="float" office:value="0.20319999999999999" table:style-name="ce17">
            <text:p>0,2032</text:p>
          </table:table-cell>
          <table:table-cell office:value-type="float" office:value="0.47120000000000001" table:style-name="ce17">
            <text:p>0,4712</text:p>
          </table:table-cell>
          <table:table-cell office:value-type="float" office:value="81.5" table:style-name="ce17">
            <text:p>81,5</text:p>
          </table:table-cell>
          <table:table-cell office:value-type="float" office:value="99" table:style-name="ce17">
            <text:p>99</text:p>
          </table:table-cell>
          <table:table-cell office:value-type="float" office:value="62.9" table:style-name="ce17">
            <text:p>62,9</text:p>
          </table:table-cell>
          <table:table-cell office:value-type="float" office:value="72" table:style-name="ce17">
            <text:p>72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90" table:style-name="ce23">
            <text:p>9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31">
            <text:p>100% Red Tail 787</text:p>
          </table:table-cell>
          <table:covered-table-cell/>
          <table:table-cell office:value-type="float" office:value="12" table:style-name="ce16">
            <text:p>12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6" table:style-name="ce17">
            <text:p>516</text:p>
          </table:table-cell>
          <table:table-cell office:value-type="float" office:value="6011" table:style-name="ce17">
            <text:p>6011</text:p>
          </table:table-cell>
          <table:table-cell office:value-type="float" office:value="0" table:style-name="ce17">
            <text:p>0</text:p>
          </table:table-cell>
          <table:table-cell office:value-type="float" office:value="89" table:style-name="ce17">
            <text:p>89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22">
            <text:p>96</text:p>
          </table:table-cell>
          <table:table-cell office:value-type="float" office:value="92" table:style-name="ce17">
            <text:p>92</text:p>
          </table:table-cell>
          <table:table-cell office:value-type="float" office:value="103" table:style-name="ce17">
            <text:p>103</text:p>
          </table:table-cell>
          <table:table-cell office:value-type="float" office:value="0.20330000000000001" table:style-name="ce17">
            <text:p>0,2033</text:p>
          </table:table-cell>
          <table:table-cell office:value-type="float" office:value="0.47099999999999997" table:style-name="ce17">
            <text:p>0,471</text:p>
          </table:table-cell>
          <table:table-cell office:value-type="float" office:value="81.5" table:style-name="ce17">
            <text:p>81,5</text:p>
          </table:table-cell>
          <table:table-cell office:value-type="float" office:value="99" table:style-name="ce17">
            <text:p>99</text:p>
          </table:table-cell>
          <table:table-cell office:value-type="float" office:value="62.95" table:style-name="ce17">
            <text:p>62,95</text:p>
          </table:table-cell>
          <table:table-cell office:value-type="float" office:value="72" table:style-name="ce17">
            <text:p>72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repeated="2" table:style-name="ce24"/>
          <table:table-cell table:style-name="ce1"/>
          <table:table-cell table:number-columns-repeated="18" table:style-name="ce25"/>
          <table:table-cell table:style-name="ce26"/>
          <table:table-cell table:number-columns-repeated="6" table:style-name="ce21"/>
          <table:table-cell table:number-columns-repeated="16355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28">
            <text:p>Scheinwerfername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table:number-columns-repeated="16362"/>
        </table:table-row>
        <table:table-row table:style-name="ro2">
          <table:table-cell/>
          <table:table-cell table:number-columns-spanned="21" table:number-rows-spanned="1" table:style-name="ce32"/>
          <table:covered-table-cell table:number-columns-repeated="20"/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0">
            <text:p>Weißwert mit Farben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100" table:formula="of:=([.E5]-[.E$2])" table:style-name="ce20">
            <text:p>100</text:p>
          </table:table-cell>
          <table:table-cell office:value-type="float" office:value="100" table:formula="of:=([.F5]-[.F$2])" table:style-name="ce20">
            <text:p>100</text:p>
          </table:table-cell>
          <table:table-cell office:value-type="float" office:value="40" table:formula="of:=([.G5]-[.G$2])" table:style-name="ce20">
            <text:p>40</text:p>
          </table:table-cell>
          <table:table-cell office:value-type="float" office:value="15" table:formula="of:=([.H5]-[.H$2])" table:style-name="ce20">
            <text:p>15</text:p>
          </table:table-cell>
          <table:table-cell table:style-name="ce20"/>
          <table:table-cell office:value-type="float" office:value="21" table:formula="of:=([.J$5]-[.J4])" table:style-name="ce33">
            <text:p>21</text:p>
          </table:table-cell>
          <table:table-cell table:style-name="ce33"/>
          <table:table-cell office:value-type="float" office:value="3" table:formula="of:=([.L$5]-[.L4])" table:style-name="ce33">
            <text:p>3</text:p>
          </table:table-cell>
          <table:table-cell office:value-type="float" office:value="9" table:formula="of:=([.M$5]-[.M4])" table:style-name="ce33">
            <text:p>9</text:p>
          </table:table-cell>
          <table:table-cell office:value-type="float" office:value="-8" table:formula="of:=([.N$5]-[.N4])" table:style-name="ce33">
            <text:p>-8</text:p>
          </table:table-cell>
          <table:table-cell office:value-type="float" office:value="-8.7000000000000133E-3" table:formula="of:=([.O$5]-[.O4])" table:style-name="ce20">
            <text:p>-0,0087</text:p>
          </table:table-cell>
          <table:table-cell office:value-type="float" office:value="3.2899999999999985E-2" table:formula="of:=([.P$5]-[.P4])" table:style-name="ce20">
            <text:p>0,0329</text:p>
          </table:table-cell>
          <table:table-cell office:value-type="float" office:value="-29.5" table:formula="of:=([.Q$5]-[.Q4])" table:style-name="ce20">
            <text:p>-29,5</text:p>
          </table:table-cell>
          <table:table-cell office:value-type="float" office:value="0" table:formula="of:=([.R$5]-[.R4])" table:style-name="ce20">
            <text:p>0</text:p>
          </table:table-cell>
          <table:table-cell office:value-type="float" office:value="-34" table:formula="of:=([.S$5]-[.S4])" table:style-name="ce20">
            <text:p>-34</text:p>
          </table:table-cell>
          <table:table-cell office:value-type="float" office:value="-10" table:formula="of:=([.T$5]-[.T4])" table:style-name="ce20">
            <text:p>-10</text:p>
          </table:table-cell>
          <table:table-cell office:value-type="float" office:value="0" table:formula="of:=([.U$5]-[.U4])" table:style-name="ce20">
            <text:p>0</text:p>
          </table:table-cell>
          <table:table-cell office:value-type="float" office:value="0" table:formula="of:=([.V$5]-[.V4])" table:style-name="ce20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10% Red Tail 787</text:p>
          </table:table-cell>
          <table:covered-table-cell/>
          <table:table-cell office:value-type="float" office:value="3" table:style-name="ce16">
            <text:p>3</text:p>
          </table:table-cell>
          <table:table-cell office:value-type="float" office:value="100" table:formula="of:=([.E6]-[.E$2])" table:style-name="ce23">
            <text:p>100</text:p>
          </table:table-cell>
          <table:table-cell office:value-type="float" office:value="100" table:formula="of:=([.F6]-[.F$2])" table:style-name="ce23">
            <text:p>100</text:p>
          </table:table-cell>
          <table:table-cell office:value-type="float" office:value="41" table:formula="of:=([.G6]-[.G$2])" table:style-name="ce23">
            <text:p>41</text:p>
          </table:table-cell>
          <table:table-cell office:value-type="float" office:value="13" table:formula="of:=([.H6]-[.H$2])" table:style-name="ce23">
            <text:p>13</text:p>
          </table:table-cell>
          <table:table-cell office:value-type="float" office:value="0" table:formula="of:=([.I6]-[.I$5])" table:style-name="ce23">
            <text:p>0</text:p>
          </table:table-cell>
          <table:table-cell office:value-type="float" office:value="0" table:formula="of:=([.J6]-[.J$5])" table:style-name="ce34">
            <text:p>0</text:p>
          </table:table-cell>
          <table:table-cell office:value-type="float" office:value="0" table:formula="of:=([.K6]-[.K$5])" table:style-name="ce34">
            <text:p>0</text:p>
          </table:table-cell>
          <table:table-cell office:value-type="float" office:value="0" table:formula="of:=([.L6]-[.L$5])" table:style-name="ce35">
            <text:p>0</text:p>
          </table:table-cell>
          <table:table-cell office:value-type="float" office:value="0" table:formula="of:=([.M6]-[.M$5])" table:style-name="ce34">
            <text:p>0</text:p>
          </table:table-cell>
          <table:table-cell office:value-type="float" office:value="0" table:formula="of:=([.N6]-[.N$5])" table:style-name="ce34">
            <text:p>0</text:p>
          </table:table-cell>
          <table:table-cell office:value-type="float" office:value="1.0000000000001674E-4" table:formula="of:=([.O6]-[.O$5])" table:style-name="ce23">
            <text:p>0,0001</text:p>
          </table:table-cell>
          <table:table-cell office:value-type="float" office:value="0" table:formula="of:=([.P6]-[.P$5])" table:style-name="ce23">
            <text:p>0</text:p>
          </table:table-cell>
          <table:table-cell office:value-type="float" office:value="0" table:formula="of:=([.Q6]-[.Q$5])" table:style-name="ce23">
            <text:p>0</text:p>
          </table:table-cell>
          <table:table-cell office:value-type="float" office:value="0" table:formula="of:=([.R6]-[.R$5])" table:style-name="ce23">
            <text:p>0</text:p>
          </table:table-cell>
          <table:table-cell office:value-type="float" office:value="0" table:formula="of:=([.S6]-[.S$5])" table:style-name="ce23">
            <text:p>0</text:p>
          </table:table-cell>
          <table:table-cell office:value-type="float" office:value="0" table:formula="of:=([.T6]-[.T$5])" table:style-name="ce23">
            <text:p>0</text:p>
          </table:table-cell>
          <table:table-cell office:value-type="float" office:value="0" table:formula="of:=([.U6]-[.U$5])" table:style-name="ce23">
            <text:p>0</text:p>
          </table:table-cell>
          <table:table-cell office:value-type="float" office:value="0" table:formula="of:=([.V6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20% Red Tail 787</text:p>
          </table:table-cell>
          <table:covered-table-cell/>
          <table:table-cell office:value-type="float" office:value="4" table:style-name="ce16">
            <text:p>4</text:p>
          </table:table-cell>
          <table:table-cell office:value-type="float" office:value="100" table:formula="of:=([.E7]-[.E$2])" table:style-name="ce23">
            <text:p>100</text:p>
          </table:table-cell>
          <table:table-cell office:value-type="float" office:value="100" table:formula="of:=([.F7]-[.F$2])" table:style-name="ce23">
            <text:p>100</text:p>
          </table:table-cell>
          <table:table-cell office:value-type="float" office:value="32" table:formula="of:=([.G7]-[.G$2])" table:style-name="ce23">
            <text:p>32</text:p>
          </table:table-cell>
          <table:table-cell office:value-type="float" office:value="16" table:formula="of:=([.H7]-[.H$2])" table:style-name="ce23">
            <text:p>16</text:p>
          </table:table-cell>
          <table:table-cell office:value-type="float" office:value="0" table:formula="of:=([.I7]-[.I$5])" table:style-name="ce23">
            <text:p>0</text:p>
          </table:table-cell>
          <table:table-cell office:value-type="float" office:value="-1" table:formula="of:=([.J7]-[.J$5])" table:style-name="ce34">
            <text:p>-1</text:p>
          </table:table-cell>
          <table:table-cell office:value-type="float" office:value="0" table:formula="of:=([.K7]-[.K$5])" table:style-name="ce34">
            <text:p>0</text:p>
          </table:table-cell>
          <table:table-cell office:value-type="float" office:value="1" table:formula="of:=([.L7]-[.L$5])" table:style-name="ce35">
            <text:p>1</text:p>
          </table:table-cell>
          <table:table-cell office:value-type="float" office:value="0" table:formula="of:=([.M7]-[.M$5])" table:style-name="ce34">
            <text:p>0</text:p>
          </table:table-cell>
          <table:table-cell office:value-type="float" office:value="3" table:formula="of:=([.N7]-[.N$5])" table:style-name="ce34">
            <text:p>3</text:p>
          </table:table-cell>
          <table:table-cell office:value-type="float" office:value="-3.999999999999837E-4" table:formula="of:=([.O7]-[.O$5])" table:style-name="ce23">
            <text:p>-0,0004</text:p>
          </table:table-cell>
          <table:table-cell office:value-type="float" office:value="5.0000000000000044E-4" table:formula="of:=([.P7]-[.P$5])" table:style-name="ce23">
            <text:p>0,0005</text:p>
          </table:table-cell>
          <table:table-cell office:value-type="float" office:value="3" table:formula="of:=([.Q7]-[.Q$5])" table:style-name="ce23">
            <text:p>3</text:p>
          </table:table-cell>
          <table:table-cell office:value-type="float" office:value="-1" table:formula="of:=([.R7]-[.R$5])" table:style-name="ce23">
            <text:p>-1</text:p>
          </table:table-cell>
          <table:table-cell office:value-type="float" office:value="-1.3499999999999943" table:formula="of:=([.S7]-[.S$5])" table:style-name="ce23">
            <text:p>-1,35</text:p>
          </table:table-cell>
          <table:table-cell office:value-type="float" office:value="-4" table:formula="of:=([.T7]-[.T$5])" table:style-name="ce23">
            <text:p>-4</text:p>
          </table:table-cell>
          <table:table-cell office:value-type="float" office:value="0" table:formula="of:=([.U7]-[.U$5])" table:style-name="ce23">
            <text:p>0</text:p>
          </table:table-cell>
          <table:table-cell office:value-type="float" office:value="0" table:formula="of:=([.V7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30% Red Tail 787</text:p>
          </table:table-cell>
          <table:covered-table-cell/>
          <table:table-cell office:value-type="float" office:value="5" table:style-name="ce16">
            <text:p>5</text:p>
          </table:table-cell>
          <table:table-cell office:value-type="float" office:value="100" table:formula="of:=([.E8]-[.E$2])" table:style-name="ce23">
            <text:p>100</text:p>
          </table:table-cell>
          <table:table-cell office:value-type="float" office:value="100" table:formula="of:=([.F8]-[.F$2])" table:style-name="ce23">
            <text:p>100</text:p>
          </table:table-cell>
          <table:table-cell office:value-type="float" office:value="28" table:formula="of:=([.G8]-[.G$2])" table:style-name="ce23">
            <text:p>28</text:p>
          </table:table-cell>
          <table:table-cell office:value-type="float" office:value="10" table:formula="of:=([.H8]-[.H$2])" table:style-name="ce23">
            <text:p>10</text:p>
          </table:table-cell>
          <table:table-cell office:value-type="float" office:value="0" table:formula="of:=([.I8]-[.I$5])" table:style-name="ce23">
            <text:p>0</text:p>
          </table:table-cell>
          <table:table-cell office:value-type="float" office:value="-2" table:formula="of:=([.J8]-[.J$5])" table:style-name="ce34">
            <text:p>-2</text:p>
          </table:table-cell>
          <table:table-cell office:value-type="float" office:value="-1" table:formula="of:=([.K8]-[.K$5])" table:style-name="ce34">
            <text:p>-1</text:p>
          </table:table-cell>
          <table:table-cell office:value-type="float" office:value="1" table:formula="of:=([.L8]-[.L$5])" table:style-name="ce35">
            <text:p>1</text:p>
          </table:table-cell>
          <table:table-cell office:value-type="float" office:value="0" table:formula="of:=([.M8]-[.M$5])" table:style-name="ce34">
            <text:p>0</text:p>
          </table:table-cell>
          <table:table-cell office:value-type="float" office:value="1" table:formula="of:=([.N8]-[.N$5])" table:style-name="ce34">
            <text:p>1</text:p>
          </table:table-cell>
          <table:table-cell office:value-type="float" office:value="-2.9999999999999472E-4" table:formula="of:=([.O8]-[.O$5])" table:style-name="ce23">
            <text:p>-0,0003</text:p>
          </table:table-cell>
          <table:table-cell office:value-type="float" office:value="5.0000000000000044E-4" table:formula="of:=([.P8]-[.P$5])" table:style-name="ce23">
            <text:p>0,0005</text:p>
          </table:table-cell>
          <table:table-cell office:value-type="float" office:value="5" table:formula="of:=([.Q8]-[.Q$5])" table:style-name="ce23">
            <text:p>5</text:p>
          </table:table-cell>
          <table:table-cell office:value-type="float" office:value="-1" table:formula="of:=([.R8]-[.R$5])" table:style-name="ce23">
            <text:p>-1</text:p>
          </table:table-cell>
          <table:table-cell office:value-type="float" office:value="-1.9000000000000057" table:formula="of:=([.S8]-[.S$5])" table:style-name="ce23">
            <text:p>-1,9</text:p>
          </table:table-cell>
          <table:table-cell office:value-type="float" office:value="-7" table:formula="of:=([.T8]-[.T$5])" table:style-name="ce23">
            <text:p>-7</text:p>
          </table:table-cell>
          <table:table-cell office:value-type="float" office:value="0" table:formula="of:=([.U8]-[.U$5])" table:style-name="ce23">
            <text:p>0</text:p>
          </table:table-cell>
          <table:table-cell office:value-type="float" office:value="0" table:formula="of:=([.V8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40% Red Tail 787</text:p>
          </table:table-cell>
          <table:covered-table-cell/>
          <table:table-cell office:value-type="float" office:value="6" table:style-name="ce16">
            <text:p>6</text:p>
          </table:table-cell>
          <table:table-cell office:value-type="float" office:value="100" table:formula="of:=([.E9]-[.E$2])" table:style-name="ce23">
            <text:p>100</text:p>
          </table:table-cell>
          <table:table-cell office:value-type="float" office:value="100" table:formula="of:=([.F9]-[.F$2])" table:style-name="ce23">
            <text:p>100</text:p>
          </table:table-cell>
          <table:table-cell office:value-type="float" office:value="25" table:formula="of:=([.G9]-[.G$2])" table:style-name="ce23">
            <text:p>25</text:p>
          </table:table-cell>
          <table:table-cell office:value-type="float" office:value="18" table:formula="of:=([.H9]-[.H$2])" table:style-name="ce23">
            <text:p>18</text:p>
          </table:table-cell>
          <table:table-cell office:value-type="float" office:value="0" table:formula="of:=([.I9]-[.I$5])" table:style-name="ce23">
            <text:p>0</text:p>
          </table:table-cell>
          <table:table-cell office:value-type="float" office:value="-4" table:formula="of:=([.J9]-[.J$5])" table:style-name="ce34">
            <text:p>-4</text:p>
          </table:table-cell>
          <table:table-cell office:value-type="float" office:value="-1" table:formula="of:=([.K9]-[.K$5])" table:style-name="ce34">
            <text:p>-1</text:p>
          </table:table-cell>
          <table:table-cell office:value-type="float" office:value="1" table:formula="of:=([.L9]-[.L$5])" table:style-name="ce35">
            <text:p>1</text:p>
          </table:table-cell>
          <table:table-cell office:value-type="float" office:value="0" table:formula="of:=([.M9]-[.M$5])" table:style-name="ce34">
            <text:p>0</text:p>
          </table:table-cell>
          <table:table-cell office:value-type="float" office:value="2" table:formula="of:=([.N9]-[.N$5])" table:style-name="ce34">
            <text:p>2</text:p>
          </table:table-cell>
          <table:table-cell office:value-type="float" office:value="2.0000000000000573E-4" table:formula="of:=([.O9]-[.O$5])" table:style-name="ce23">
            <text:p>0,0002</text:p>
          </table:table-cell>
          <table:table-cell office:value-type="float" office:value="-2.9999999999996696E-4" table:formula="of:=([.P9]-[.P$5])" table:style-name="ce23">
            <text:p>-0,0003</text:p>
          </table:table-cell>
          <table:table-cell office:value-type="float" office:value="8.5" table:formula="of:=([.Q9]-[.Q$5])" table:style-name="ce23">
            <text:p>8,5</text:p>
          </table:table-cell>
          <table:table-cell office:value-type="float" office:value="-1" table:formula="of:=([.R9]-[.R$5])" table:style-name="ce23">
            <text:p>-1</text:p>
          </table:table-cell>
          <table:table-cell office:value-type="float" office:value="-1.5499999999999972" table:formula="of:=([.S9]-[.S$5])" table:style-name="ce23">
            <text:p>-1,55</text:p>
          </table:table-cell>
          <table:table-cell office:value-type="float" office:value="-10" table:formula="of:=([.T9]-[.T$5])" table:style-name="ce23">
            <text:p>-10</text:p>
          </table:table-cell>
          <table:table-cell office:value-type="float" office:value="0" table:formula="of:=([.U9]-[.U$5])" table:style-name="ce23">
            <text:p>0</text:p>
          </table:table-cell>
          <table:table-cell office:value-type="float" office:value="0" table:formula="of:=([.V9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50% Red Tail 787</text:p>
          </table:table-cell>
          <table:covered-table-cell/>
          <table:table-cell office:value-type="float" office:value="7" table:style-name="ce16">
            <text:p>7</text:p>
          </table:table-cell>
          <table:table-cell office:value-type="float" office:value="100" table:formula="of:=([.E10]-[.E$2])" table:style-name="ce23">
            <text:p>100</text:p>
          </table:table-cell>
          <table:table-cell office:value-type="float" office:value="100" table:formula="of:=([.F10]-[.F$2])" table:style-name="ce23">
            <text:p>100</text:p>
          </table:table-cell>
          <table:table-cell office:value-type="float" office:value="20" table:formula="of:=([.G10]-[.G$2])" table:style-name="ce23">
            <text:p>20</text:p>
          </table:table-cell>
          <table:table-cell office:value-type="float" office:value="16" table:formula="of:=([.H10]-[.H$2])" table:style-name="ce23">
            <text:p>16</text:p>
          </table:table-cell>
          <table:table-cell office:value-type="float" office:value="0" table:formula="of:=([.I10]-[.I$5])" table:style-name="ce23">
            <text:p>0</text:p>
          </table:table-cell>
          <table:table-cell office:value-type="float" office:value="-5" table:formula="of:=([.J10]-[.J$5])" table:style-name="ce34">
            <text:p>-5</text:p>
          </table:table-cell>
          <table:table-cell office:value-type="float" office:value="-2" table:formula="of:=([.K10]-[.K$5])" table:style-name="ce34">
            <text:p>-2</text:p>
          </table:table-cell>
          <table:table-cell office:value-type="float" office:value="0" table:formula="of:=([.L10]-[.L$5])" table:style-name="ce35">
            <text:p>0</text:p>
          </table:table-cell>
          <table:table-cell office:value-type="float" office:value="-1" table:formula="of:=([.M10]-[.M$5])" table:style-name="ce34">
            <text:p>-1</text:p>
          </table:table-cell>
          <table:table-cell office:value-type="float" office:value="2" table:formula="of:=([.N10]-[.N$5])" table:style-name="ce34">
            <text:p>2</text:p>
          </table:table-cell>
          <table:table-cell office:value-type="float" office:value="-9.9999999999988987E-5" table:formula="of:=([.O10]-[.O$5])" table:style-name="ce23">
            <text:p>-1E-04</text:p>
          </table:table-cell>
          <table:table-cell office:value-type="float" office:value="2.0000000000003348E-4" table:formula="of:=([.P10]-[.P$5])" table:style-name="ce23">
            <text:p>0,0002</text:p>
          </table:table-cell>
          <table:table-cell office:value-type="float" office:value="9.5" table:formula="of:=([.Q10]-[.Q$5])" table:style-name="ce23">
            <text:p>9,5</text:p>
          </table:table-cell>
          <table:table-cell office:value-type="float" office:value="-1" table:formula="of:=([.R10]-[.R$5])" table:style-name="ce23">
            <text:p>-1</text:p>
          </table:table-cell>
          <table:table-cell office:value-type="float" office:value="-2.6000000000000014" table:formula="of:=([.S10]-[.S$5])" table:style-name="ce23">
            <text:p>-2,6</text:p>
          </table:table-cell>
          <table:table-cell office:value-type="float" office:value="-14" table:formula="of:=([.T10]-[.T$5])" table:style-name="ce23">
            <text:p>-14</text:p>
          </table:table-cell>
          <table:table-cell office:value-type="float" office:value="0" table:formula="of:=([.U10]-[.U$5])" table:style-name="ce23">
            <text:p>0</text:p>
          </table:table-cell>
          <table:table-cell office:value-type="float" office:value="0" table:formula="of:=([.V10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60% Red Tail 787</text:p>
          </table:table-cell>
          <table:covered-table-cell/>
          <table:table-cell office:value-type="float" office:value="8" table:style-name="ce16">
            <text:p>8</text:p>
          </table:table-cell>
          <table:table-cell office:value-type="float" office:value="100" table:formula="of:=([.E11]-[.E$2])" table:style-name="ce23">
            <text:p>100</text:p>
          </table:table-cell>
          <table:table-cell office:value-type="float" office:value="100" table:formula="of:=([.F11]-[.F$2])" table:style-name="ce23">
            <text:p>100</text:p>
          </table:table-cell>
          <table:table-cell office:value-type="float" office:value="18" table:formula="of:=([.G11]-[.G$2])" table:style-name="ce23">
            <text:p>18</text:p>
          </table:table-cell>
          <table:table-cell office:value-type="float" office:value="15" table:formula="of:=([.H11]-[.H$2])" table:style-name="ce23">
            <text:p>15</text:p>
          </table:table-cell>
          <table:table-cell office:value-type="float" office:value="0" table:formula="of:=([.I11]-[.I$5])" table:style-name="ce23">
            <text:p>0</text:p>
          </table:table-cell>
          <table:table-cell office:value-type="float" office:value="-6" table:formula="of:=([.J11]-[.J$5])" table:style-name="ce34">
            <text:p>-6</text:p>
          </table:table-cell>
          <table:table-cell office:value-type="float" office:value="-2" table:formula="of:=([.K11]-[.K$5])" table:style-name="ce34">
            <text:p>-2</text:p>
          </table:table-cell>
          <table:table-cell office:value-type="float" office:value="-1" table:formula="of:=([.L11]-[.L$5])" table:style-name="ce35">
            <text:p>-1</text:p>
          </table:table-cell>
          <table:table-cell office:value-type="float" office:value="-1" table:formula="of:=([.M11]-[.M$5])" table:style-name="ce34">
            <text:p>-1</text:p>
          </table:table-cell>
          <table:table-cell office:value-type="float" office:value="2" table:formula="of:=([.N11]-[.N$5])" table:style-name="ce34">
            <text:p>2</text:p>
          </table:table-cell>
          <table:table-cell office:value-type="float" office:value="0" table:formula="of:=([.O11]-[.O$5])" table:style-name="ce23">
            <text:p>0</text:p>
          </table:table-cell>
          <table:table-cell office:value-type="float" office:value="1.000000000000445E-4" table:formula="of:=([.P11]-[.P$5])" table:style-name="ce23">
            <text:p>0,0001</text:p>
          </table:table-cell>
          <table:table-cell office:value-type="float" office:value="9.5" table:formula="of:=([.Q11]-[.Q$5])" table:style-name="ce23">
            <text:p>9,5</text:p>
          </table:table-cell>
          <table:table-cell office:value-type="float" office:value="-1" table:formula="of:=([.R11]-[.R$5])" table:style-name="ce23">
            <text:p>-1</text:p>
          </table:table-cell>
          <table:table-cell office:value-type="float" office:value="-2.8500000000000014" table:formula="of:=([.S11]-[.S$5])" table:style-name="ce23">
            <text:p>-2,85</text:p>
          </table:table-cell>
          <table:table-cell office:value-type="float" office:value="-16" table:formula="of:=([.T11]-[.T$5])" table:style-name="ce23">
            <text:p>-16</text:p>
          </table:table-cell>
          <table:table-cell office:value-type="float" office:value="0" table:formula="of:=([.U11]-[.U$5])" table:style-name="ce23">
            <text:p>0</text:p>
          </table:table-cell>
          <table:table-cell office:value-type="float" office:value="0" table:formula="of:=([.V11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70% Red Tail 787</text:p>
          </table:table-cell>
          <table:covered-table-cell/>
          <table:table-cell office:value-type="float" office:value="9" table:style-name="ce16">
            <text:p>9</text:p>
          </table:table-cell>
          <table:table-cell office:value-type="float" office:value="100" table:formula="of:=([.E12]-[.E$2])" table:style-name="ce23">
            <text:p>100</text:p>
          </table:table-cell>
          <table:table-cell office:value-type="float" office:value="100" table:formula="of:=([.F12]-[.F$2])" table:style-name="ce23">
            <text:p>100</text:p>
          </table:table-cell>
          <table:table-cell office:value-type="float" office:value="16" table:formula="of:=([.G12]-[.G$2])" table:style-name="ce23">
            <text:p>16</text:p>
          </table:table-cell>
          <table:table-cell office:value-type="float" office:value="10" table:formula="of:=([.H12]-[.H$2])" table:style-name="ce23">
            <text:p>10</text:p>
          </table:table-cell>
          <table:table-cell office:value-type="float" office:value="0" table:formula="of:=([.I12]-[.I$5])" table:style-name="ce23">
            <text:p>0</text:p>
          </table:table-cell>
          <table:table-cell office:value-type="float" office:value="-6" table:formula="of:=([.J12]-[.J$5])" table:style-name="ce34">
            <text:p>-6</text:p>
          </table:table-cell>
          <table:table-cell office:value-type="float" office:value="-2" table:formula="of:=([.K12]-[.K$5])" table:style-name="ce34">
            <text:p>-2</text:p>
          </table:table-cell>
          <table:table-cell office:value-type="float" office:value="-2" table:formula="of:=([.L12]-[.L$5])" table:style-name="ce35">
            <text:p>-2</text:p>
          </table:table-cell>
          <table:table-cell office:value-type="float" office:value="-2" table:formula="of:=([.M12]-[.M$5])" table:style-name="ce34">
            <text:p>-2</text:p>
          </table:table-cell>
          <table:table-cell office:value-type="float" office:value="2" table:formula="of:=([.N12]-[.N$5])" table:style-name="ce34">
            <text:p>2</text:p>
          </table:table-cell>
          <table:table-cell office:value-type="float" office:value="-2.9999999999999472E-4" table:formula="of:=([.O12]-[.O$5])" table:style-name="ce23">
            <text:p>-0,0003</text:p>
          </table:table-cell>
          <table:table-cell office:value-type="float" office:value="5.0000000000000044E-4" table:formula="of:=([.P12]-[.P$5])" table:style-name="ce23">
            <text:p>0,0005</text:p>
          </table:table-cell>
          <table:table-cell office:value-type="float" office:value="15" table:formula="of:=([.Q12]-[.Q$5])" table:style-name="ce23">
            <text:p>15</text:p>
          </table:table-cell>
          <table:table-cell office:value-type="float" office:value="-1" table:formula="of:=([.R12]-[.R$5])" table:style-name="ce23">
            <text:p>-1</text:p>
          </table:table-cell>
          <table:table-cell office:value-type="float" office:value="-3.6000000000000014" table:formula="of:=([.S12]-[.S$5])" table:style-name="ce23">
            <text:p>-3,6</text:p>
          </table:table-cell>
          <table:table-cell office:value-type="float" office:value="-18" table:formula="of:=([.T12]-[.T$5])" table:style-name="ce23">
            <text:p>-18</text:p>
          </table:table-cell>
          <table:table-cell office:value-type="float" office:value="0" table:formula="of:=([.U12]-[.U$5])" table:style-name="ce23">
            <text:p>0</text:p>
          </table:table-cell>
          <table:table-cell office:value-type="float" office:value="0" table:formula="of:=([.V12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80% Red Tail 787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100" table:formula="of:=([.E13]-[.E$2])" table:style-name="ce23">
            <text:p>100</text:p>
          </table:table-cell>
          <table:table-cell office:value-type="float" office:value="100" table:formula="of:=([.F13]-[.F$2])" table:style-name="ce23">
            <text:p>100</text:p>
          </table:table-cell>
          <table:table-cell office:value-type="float" office:value="16" table:formula="of:=([.G13]-[.G$2])" table:style-name="ce23">
            <text:p>16</text:p>
          </table:table-cell>
          <table:table-cell office:value-type="float" office:value="16" table:formula="of:=([.H13]-[.H$2])" table:style-name="ce23">
            <text:p>16</text:p>
          </table:table-cell>
          <table:table-cell office:value-type="float" office:value="0" table:formula="of:=([.I13]-[.I$5])" table:style-name="ce23">
            <text:p>0</text:p>
          </table:table-cell>
          <table:table-cell office:value-type="float" office:value="-7" table:formula="of:=([.J13]-[.J$5])" table:style-name="ce34">
            <text:p>-7</text:p>
          </table:table-cell>
          <table:table-cell office:value-type="float" office:value="-2" table:formula="of:=([.K13]-[.K$5])" table:style-name="ce34">
            <text:p>-2</text:p>
          </table:table-cell>
          <table:table-cell office:value-type="float" office:value="-2" table:formula="of:=([.L13]-[.L$5])" table:style-name="ce35">
            <text:p>-2</text:p>
          </table:table-cell>
          <table:table-cell office:value-type="float" office:value="-2" table:formula="of:=([.M13]-[.M$5])" table:style-name="ce34">
            <text:p>-2</text:p>
          </table:table-cell>
          <table:table-cell office:value-type="float" office:value="2" table:formula="of:=([.N13]-[.N$5])" table:style-name="ce34">
            <text:p>2</text:p>
          </table:table-cell>
          <table:table-cell office:value-type="float" office:value="0" table:formula="of:=([.O13]-[.O$5])" table:style-name="ce23">
            <text:p>0</text:p>
          </table:table-cell>
          <table:table-cell office:value-type="float" office:value="1.000000000000445E-4" table:formula="of:=([.P13]-[.P$5])" table:style-name="ce23">
            <text:p>0,0001</text:p>
          </table:table-cell>
          <table:table-cell office:value-type="float" office:value="11" table:formula="of:=([.Q13]-[.Q$5])" table:style-name="ce23">
            <text:p>11</text:p>
          </table:table-cell>
          <table:table-cell office:value-type="float" office:value="-1" table:formula="of:=([.R13]-[.R$5])" table:style-name="ce23">
            <text:p>-1</text:p>
          </table:table-cell>
          <table:table-cell office:value-type="float" office:value="-3.1499999999999986" table:formula="of:=([.S13]-[.S$5])" table:style-name="ce23">
            <text:p>-3,15</text:p>
          </table:table-cell>
          <table:table-cell office:value-type="float" office:value="-18" table:formula="of:=([.T13]-[.T$5])" table:style-name="ce23">
            <text:p>-18</text:p>
          </table:table-cell>
          <table:table-cell office:value-type="float" office:value="0" table:formula="of:=([.U13]-[.U$5])" table:style-name="ce23">
            <text:p>0</text:p>
          </table:table-cell>
          <table:table-cell office:value-type="float" office:value="0" table:formula="of:=([.V13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90% Red Tail 787</text:p>
          </table:table-cell>
          <table:covered-table-cell/>
          <table:table-cell office:value-type="float" office:value="11" table:style-name="ce16">
            <text:p>11</text:p>
          </table:table-cell>
          <table:table-cell office:value-type="float" office:value="100" table:formula="of:=([.E14]-[.E$2])" table:style-name="ce23">
            <text:p>100</text:p>
          </table:table-cell>
          <table:table-cell office:value-type="float" office:value="100" table:formula="of:=([.F14]-[.F$2])" table:style-name="ce23">
            <text:p>100</text:p>
          </table:table-cell>
          <table:table-cell office:value-type="float" office:value="16" table:formula="of:=([.G14]-[.G$2])" table:style-name="ce23">
            <text:p>16</text:p>
          </table:table-cell>
          <table:table-cell office:value-type="float" office:value="11" table:formula="of:=([.H14]-[.H$2])" table:style-name="ce23">
            <text:p>11</text:p>
          </table:table-cell>
          <table:table-cell office:value-type="float" office:value="0" table:formula="of:=([.I14]-[.I$5])" table:style-name="ce23">
            <text:p>0</text:p>
          </table:table-cell>
          <table:table-cell office:value-type="float" office:value="-7" table:formula="of:=([.J14]-[.J$5])" table:style-name="ce34">
            <text:p>-7</text:p>
          </table:table-cell>
          <table:table-cell office:value-type="float" office:value="-2" table:formula="of:=([.K14]-[.K$5])" table:style-name="ce34">
            <text:p>-2</text:p>
          </table:table-cell>
          <table:table-cell office:value-type="float" office:value="-2" table:formula="of:=([.L14]-[.L$5])" table:style-name="ce35">
            <text:p>-2</text:p>
          </table:table-cell>
          <table:table-cell office:value-type="float" office:value="-2" table:formula="of:=([.M14]-[.M$5])" table:style-name="ce34">
            <text:p>-2</text:p>
          </table:table-cell>
          <table:table-cell office:value-type="float" office:value="2" table:formula="of:=([.N14]-[.N$5])" table:style-name="ce34">
            <text:p>2</text:p>
          </table:table-cell>
          <table:table-cell office:value-type="float" office:value="0" table:formula="of:=([.O14]-[.O$5])" table:style-name="ce23">
            <text:p>0</text:p>
          </table:table-cell>
          <table:table-cell office:value-type="float" office:value="2.0000000000003348E-4" table:formula="of:=([.P14]-[.P$5])" table:style-name="ce23">
            <text:p>0,0002</text:p>
          </table:table-cell>
          <table:table-cell office:value-type="float" office:value="11" table:formula="of:=([.Q14]-[.Q$5])" table:style-name="ce23">
            <text:p>11</text:p>
          </table:table-cell>
          <table:table-cell office:value-type="float" office:value="-1" table:formula="of:=([.R14]-[.R$5])" table:style-name="ce23">
            <text:p>-1</text:p>
          </table:table-cell>
          <table:table-cell office:value-type="float" office:value="-3.1000000000000014" table:formula="of:=([.S14]-[.S$5])" table:style-name="ce23">
            <text:p>-3,1</text:p>
          </table:table-cell>
          <table:table-cell office:value-type="float" office:value="-18" table:formula="of:=([.T14]-[.T$5])" table:style-name="ce23">
            <text:p>-18</text:p>
          </table:table-cell>
          <table:table-cell office:value-type="float" office:value="0" table:formula="of:=([.U14]-[.U$5])" table:style-name="ce23">
            <text:p>0</text:p>
          </table:table-cell>
          <table:table-cell office:value-type="float" office:value="0" table:formula="of:=([.V14]-[.V$5])" table:style-name="ce23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31">
            <text:p>100% Red Tail 787</text:p>
          </table:table-cell>
          <table:covered-table-cell/>
          <table:table-cell office:value-type="float" office:value="12" table:style-name="ce16">
            <text:p>12</text:p>
          </table:table-cell>
          <table:table-cell office:value-type="float" office:value="100" table:formula="of:=([.E15]-[.E$2])" table:style-name="ce23">
            <text:p>100</text:p>
          </table:table-cell>
          <table:table-cell office:value-type="float" office:value="100" table:formula="of:=([.F15]-[.F$2])" table:style-name="ce23">
            <text:p>100</text:p>
          </table:table-cell>
          <table:table-cell office:value-type="float" office:value="16" table:formula="of:=([.G15]-[.G$2])" table:style-name="ce23">
            <text:p>16</text:p>
          </table:table-cell>
          <table:table-cell office:value-type="float" office:value="11" table:formula="of:=([.H15]-[.H$2])" table:style-name="ce23">
            <text:p>11</text:p>
          </table:table-cell>
          <table:table-cell office:value-type="float" office:value="0" table:formula="of:=([.I15]-[.I$5])" table:style-name="ce23">
            <text:p>0</text:p>
          </table:table-cell>
          <table:table-cell office:value-type="float" office:value="-7" table:formula="of:=([.J15]-[.J$5])" table:style-name="ce34">
            <text:p>-7</text:p>
          </table:table-cell>
          <table:table-cell office:value-type="float" office:value="-2" table:formula="of:=([.K15]-[.K$5])" table:style-name="ce34">
            <text:p>-2</text:p>
          </table:table-cell>
          <table:table-cell office:value-type="float" office:value="-2" table:formula="of:=([.L15]-[.L$5])" table:style-name="ce35">
            <text:p>-2</text:p>
          </table:table-cell>
          <table:table-cell office:value-type="float" office:value="-2" table:formula="of:=([.M15]-[.M$5])" table:style-name="ce34">
            <text:p>-2</text:p>
          </table:table-cell>
          <table:table-cell office:value-type="float" office:value="2" table:formula="of:=([.N15]-[.N$5])" table:style-name="ce34">
            <text:p>2</text:p>
          </table:table-cell>
          <table:table-cell office:value-type="float" office:value="1.0000000000001674E-4" table:formula="of:=([.O15]-[.O$5])" table:style-name="ce23">
            <text:p>0,0001</text:p>
          </table:table-cell>
          <table:table-cell office:value-type="float" office:value="0" table:formula="of:=([.P15]-[.P$5])" table:style-name="ce23">
            <text:p>0</text:p>
          </table:table-cell>
          <table:table-cell office:value-type="float" office:value="11" table:formula="of:=([.Q15]-[.Q$5])" table:style-name="ce23">
            <text:p>11</text:p>
          </table:table-cell>
          <table:table-cell office:value-type="float" office:value="-1" table:formula="of:=([.R15]-[.R$5])" table:style-name="ce23">
            <text:p>-1</text:p>
          </table:table-cell>
          <table:table-cell office:value-type="float" office:value="-3.0499999999999972" table:formula="of:=([.S15]-[.S$5])" table:style-name="ce23">
            <text:p>-3,05</text:p>
          </table:table-cell>
          <table:table-cell office:value-type="float" office:value="-18" table:formula="of:=([.T15]-[.T$5])" table:style-name="ce23">
            <text:p>-18</text:p>
          </table:table-cell>
          <table:table-cell office:value-type="float" office:value="0" table:formula="of:=([.U15]-[.U$5])" table:style-name="ce23">
            <text:p>0</text:p>
          </table:table-cell>
          <table:table-cell office:value-type="float" office:value="0" table:formula="of:=([.V15]-[.V$5])" table:style-name="ce23">
            <text:p>0</text:p>
          </table:table-cell>
          <table:table-cell table:number-columns-repeated="16362"/>
        </table:table-row>
        <table:table-row table:style-name="ro2">
          <table:table-cell/>
          <table:table-cell table:number-columns-repeated="3" table:style-name="ce1"/>
          <table:table-cell table:number-columns-repeated="2" table:style-name="ce25"/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1"/>
          <table:table-cell table:number-columns-repeated="2" table:style-name="ce25"/>
          <table:table-cell/>
          <table:table-cell table:style-name="ce1">
            <draw:frame draw:z-index="1" draw:id="id0" draw:style-name="a0" draw:name="Diagramm 1" svg:x="0in" svg:y="0.00833in" svg:width="9.63333in" svg:height="5.3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essgerät:</text:p>
          </table:table-cell>
          <table:table-cell table:style-name="ce1"/>
          <table:table-cell table:number-columns-repeated="3" table:style-name="ce25"/>
          <table:table-cell table:number-columns-repeated="16378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Datum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Umgebungslicht:</text:p>
          </table:table-cell>
          <table:table-cell table:number-columns-repeated="2" table:style-name="ce1"/>
          <table:table-cell office:value-type="string" table:style-name="ce1">
            <text:p>lux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bstand:</text:p>
          </table:table-cell>
          <table:table-cell table:style-name="ce1"/>
          <table:table-cell office:value-type="float" office:value="7.5039999999999996" table:style-name="ce1">
            <text:p>7,504</text:p>
          </table:table-cell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14">
            <text:p>Lampe: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Herstell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yp:</text:p>
          </table:table-cell>
          <table:table-cell office:value-type="string" table:style-name="ce1">
            <text:p>LED Wash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1">
            <text:p>Leistu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1">
            <text:p>Gewich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euchtmittel:</text:p>
          </table:table-cell>
          <table:table-cell table:style-name="ce1"/>
          <table:table-cell office:value-type="string" table:style-name="ce1">
            <text:p>7 LED - Farbmischsystem<text:s text:c="2"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Seriennumm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instellungen:</text:p>
          </table:table-cell>
          <table:table-cell table:style-name="ce1"/>
          <table:table-cell office:value-type="string" table:style-name="ce1">
            <text:p>Fresnel-Linse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DMX-Mode 2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heater Mode off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Output Mode</text:p>
          </table:table-cell>
          <table:table-cell table:number-columns-repeated="16380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cf1" style:family="table-cell" style:data-style-name="N0">
      <style:table-cell-properties fo:background-color="#FF3333"/>
    </style:style>
    <style:style style:name="cf2" style:family="table-cell" style:data-style-name="N0">
      <style:table-cell-properties fo:background-color="#00CC00"/>
    </style:style>
    <style:style style:name="gr_252_n" style:display-name="grün" style:family="table-cell" style:data-style-name="N0">
      <style:table-cell-properties style:vertical-align="automatic" fo:background-color="#00CC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ot" style:family="table-cell" style:data-style-name="N0">
      <style:table-cell-properties style:vertical-align="automatic" fo:background-color="#FF333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Unbenannt1" style:family="table-cell" style:data-style-name="N0">
      <style:table-cell-properties style:vertical-align="automatic" fo:background-color="#FF3333"/>
    </style:style>
    <style:style style:name="Unbenannt2" style:family="table-cell" style:data-style-name="N0">
      <style:table-cell-properties style:vertical-align="automatic" fo:background-color="#FF3333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Matthias Held</meta:initial-creator>
    <dc:creator>Matthias Held</dc:creator>
    <meta:creation-date>2018-04-10T10:19:59Z</meta:creation-date>
    <dc:date>2018-07-29T15:33:34Z</dc:date>
    <meta:editing-cycles>38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20" chart:minimum="7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6.4002362204724pt" svg:width="693.59968503937pt" chart:style-name="Crt0">
        <chart:title chart:style-name="CT00">
          <text:p text:style-name="a0" text:class-names="" text:cond-style-name="">Clay Paky K-Eye K20 mit Rosco 787 "Marius Red" gemisch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787_Marius_rot.$B$5:.$C$15"/>
          </chart:axis>
          <chart:series chart:label-cell-address="787_Marius_rot.$J$3" chart:values-cell-range-address="787_Marius_rot.$J$5:.$J$15" chart:class="chart:line" chart:attached-axis="primary-y" chart:style-name="G0S0">
            <chart:data-point chart:repeated="11"/>
          </chart:series>
          <chart:series chart:label-cell-address="787_Marius_rot.$K$3" chart:values-cell-range-address="787_Marius_rot.$K$5:.$K$15" chart:class="chart:line" chart:attached-axis="primary-y" chart:style-name="G0S1">
            <chart:data-point chart:repeated="11"/>
          </chart:series>
          <chart:series chart:label-cell-address="787_Marius_rot.$L$3" chart:values-cell-range-address="787_Marius_rot.$L$5:.$L$15" chart:class="chart:line" chart:attached-axis="primary-y" chart:style-name="G0S2">
            <chart:data-point chart:repeated="11"/>
          </chart:series>
          <chart:series chart:label-cell-address="787_Marius_rot.$M$3" chart:values-cell-range-address="787_Marius_rot.$M$5:.$M$15" chart:class="chart:line" chart:attached-axis="primary-y" chart:style-name="G0S3">
            <chart:data-point chart:repeated="11"/>
          </chart:series>
          <chart:series chart:label-cell-address="787_Marius_rot.$N$3" chart:values-cell-range-address="787_Marius_rot.$N$5:.$N$15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